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2.223cm"/>
        </style:tab-stops>
      </style:paragraph-properties>
    </style:style>
    <style:style style:name="P2" style:family="paragraph" style:parent-style-name="Text_20_body" style:list-style-name="L1"/>
    <style:style style:name="P3" style:family="paragraph" style:parent-style-name="Text_20_body" style:list-style-name="L2"/>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ibbla Användarmanual</text:h>
      <text:p text:style-name="Text_20_body">Version 0.2</text:p>
      <text:p text:style-name="Text_20_body">Arild Matsson, 2012-10-14</text:p>
      <text:h text:style-name="Heading_20_3" text:outline-level="3">Att använda appen</text:h>
      <text:p text:style-name="Text_20_body">Appen består av tre flikar: Sök, Lån och Bibliotek.</text:p>
      <text:p text:style-name="P1"><text:span text:style-name="T1">Sök</text:span><text:tab/>Sök bland alla böcker och annan media som finns på Göteborgs bibliotek.</text:p>
      <text:p text:style-name="P1"><text:span text:style-name="T1">Lån</text:span><text:tab/>Logga in och hantera reservationer och utstående lån.</text:p>
      <text:p text:style-name="P1"><text:span text:style-name="T1">Bibliotek</text:span><text:tab/>Se öppettider, adresser och annan information om biblioteken i Göteborg.</text:p>
      <text:h text:style-name="Heading_20_3" text:outline-level="3">Söka efter en bok</text:h>
      <text:p text:style-name="Text_20_body">Skriv in en titel eller författare som du vill söka på och tryck på Sök. Bland resultaten som kommer upp kan du trycka på en viss bok för att läsa mer om den.</text:p>
      <text:h text:style-name="Heading_20_3" text:outline-level="3">Lån och reservationer</text:h>
      <text:p text:style-name="Text_20_body">Under lånfliken kan du se följande information om ditt bibliotekskonto:</text:p>
      <text:list xml:id="list2071498075" text:style-name="L1">
        <text:list-item>
          <text:p text:style-name="P2">Aktuell skuld</text:p>
        </text:list-item>
        <text:list-item>
          <text:p text:style-name="P2">Utestående lån och returdatum för varje lån</text:p>
        </text:list-item>
        <text:list-item>
          <text:p text:style-name="P2">Aktuella reservationer</text:p>
        </text:list-item>
      </text:list>
      <text:p text:style-name="Text_20_body">I listan över utestående lån kan du även låna om böcker om du behöver boken eller mediet en ännu längre tid. Välj en bok i listan, och bland detaljinformationen som dyker upp kan du välja ”Låna om”.</text:p>
      <text:p text:style-name="Text_20_body">I listan över aktuella reservationer kan du avbryta om du ändrar dig och inte behöver boken eller mediet. Om du gör det kan personalen på biblioteken se till att någon som eventuellt behöver boken snabbare kan få tillgång till den. Välj en bok i listan, och bland detaljinformationen som dyker upp kan du välja ”Avbryt reservation”.</text:p>
      <text:p text:style-name="Text_20_body">Intill din aktuella skuld finns en ”Logga ut”-knapp. Den behöver du sällan använda, men kan komma till användning om du vill låta en vän använda appen under sitt konto.</text:p>
      <text:h text:style-name="Heading_20_3" text:outline-level="3">Biblioteksinformation</text:h>
      <text:p text:style-name="Text_20_body">Under biblioteksfliken finns biblioteken i Göteborg listade. Välj ett bibliotek så får du se dess information, såsom:</text:p>
      <text:list xml:id="list1931813214" text:style-name="L2">
        <text:list-item>
          <text:p text:style-name="P3">Öppettider</text:p>
        </text:list-item>
        <text:list-item>
          <text:p text:style-name="P3">Adress</text:p>
        </text:list-item>
        <text:list-item>
          <text:p text:style-name="P3">Telefonnummer och epostadres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ld </meta:initial-creator>
    <meta:creation-date>2012-10-08T19:57:42</meta:creation-date>
    <dc:date>2012-10-14T21:37:07</dc:date>
    <dc:creator>Arild </dc:creator>
    <meta:editing-duration>P0D</meta:editing-duration>
    <meta:editing-cycles>2</meta:editing-cycles>
    <meta:generator>LibreOffice/3.5$Linux_X86_64 LibreOffice_project/350m1$Build-2</meta:generator>
    <meta:document-statistic meta:table-count="0" meta:image-count="0" meta:object-count="0" meta:page-count="1" meta:paragraph-count="23" meta:word-count="264" meta:character-count="1571" meta:non-whitespace-character-count="1336"/>
  </office:meta>
</office:document-meta>
</file>